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021c89" officeooo:paragraph-rsid="00021c89"/>
    </style:style>
    <style:style style:name="P2" style:family="paragraph" style:parent-style-name="Standard">
      <style:text-properties fo:language="en" fo:country="US" officeooo:rsid="00021c89" officeooo:paragraph-rsid="00021c89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021c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y – Declaring Variables – Solution</text:p>
      <text:p text:style-name="P2"/>
      <text:h text:style-name="P1" text:outline-level="2">Problem Statement:</text:h>
      <text:p text:style-name="Text_20_body">Declare a variable to store the price of a product and initialize it with a value of 49.99.</text:p>
      <text:p text:style-name="Text_20_body">1. Instructions:</text:p>
      <text:list xml:id="list3817312649" text:style-name="L1">
        <text:list-item>
          <text:p text:style-name="P3">Identify the appropriate data type for the variable.</text:p>
        </text:list-item>
        <text:list-item>
          <text:p text:style-name="P3">Declare the variable with an appropriate name.</text:p>
        </text:list-item>
        <text:list-item>
          <text:p text:style-name="P3">Initialize the variable with the value 49.99.</text:p>
        </text:list-item>
      </text:list>
      <text:p text:style-name="Text_20_body">2. Code the variable <text:span text:style-name="Variable"><text:span text:style-name="T1">__</text:span></text:span><text:span text:style-name="Variable"><text:span text:style-name="T2">double</text:span></text:span><text:span text:style-name="Variable"><text:span text:style-name="T1">__</text:span></text:span><text:span text:style-name="Variable"> productPrice = </text:span><text:span text:style-name="Variable"><text:span text:style-name="T1">__</text:span></text:span><text:span text:style-name="Variable"><text:span text:style-name="T2">49.99</text:span></text:span><text:span text:style-name="Variable"><text:span text:style-name="T1">__</text:span></text:span><text:span text:style-name="Variable">;</text:span></text:p>
      <text:h text:style-name="Heading_20_2" text:outline-level="2">Problem Statement:</text:h>
      <text:p text:style-name="Text_20_body">Declare a variable to store a flag indicating whether a user is an admin, and initialize it with the value <text:span text:style-name="Variable">true</text:span>.</text:p>
      <text:p text:style-name="Text_20_body">1. Instructions:</text:p>
      <text:list xml:id="list3173433866" text:style-name="L2">
        <text:list-item>
          <text:p text:style-name="P4">Identify the appropriate data type for the variable.</text:p>
        </text:list-item>
        <text:list-item>
          <text:p text:style-name="P4">Declare the variable with an appropriate name.</text:p>
        </text:list-item>
        <text:list-item>
          <text:p text:style-name="P4">Initialize the variable with the value <text:span text:style-name="Variable">true</text:span>.</text:p>
        </text:list-item>
      </text:list>
      <text:p text:style-name="Text_20_body">2. Your Code Solution: <text:span text:style-name="Variable"><text:span text:style-name="T1">_</text:span></text:span><text:span text:style-name="Variable"><text:span text:style-name="T2">bool</text:span></text:span><text:span text:style-name="Variable"><text:span text:style-name="T1">___</text:span></text:span><text:span text:style-name="Variable"> isAdmin = </text:span><text:span text:style-name="Variable"><text:span text:style-name="T1">_</text:span></text:span><text:span text:style-name="Variable"><text:span text:style-name="T2">true</text:span></text:span><text:span text:style-name="Variable"><text:span text:style-name="T1">___</text:span></text:span><text:span text:style-name="Variable">;</text:span></text:p>
      <text:p text:style-name="Text_20_body"><text:span text:style-name="Variable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2T17:28:47.346000000</meta:creation-date>
    <dc:date>2026-03-12T17:32:10.049000000</dc:date>
    <meta:editing-duration>PT3M23S</meta:editing-duration>
    <meta:editing-cycles>1</meta:editing-cycles>
    <meta:document-statistic meta:table-count="0" meta:image-count="0" meta:object-count="0" meta:page-count="1" meta:paragraph-count="15" meta:word-count="117" meta:character-count="711" meta:non-whitespace-character-count="613"/>
    <meta:generator>LibreOffice/7.3.4.2$Windows_X86_64 LibreOffice_project/728fec16bd5f605073805c3c9e7c4212a0120dc5</meta:generator>
  </office:meta>
</office:document-meta>
</file>